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4000000641B7E1FD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815cm" fo:margin-left="-0.199cm" table:align="left" style:writing-mode="lr-tb"/>
    </style:style>
    <style:style style:name="Tabelle1.A" style:family="table-column">
      <style:table-column-properties style:column-width="2.896cm"/>
    </style:style>
    <style:style style:name="Tabelle1.B" style:family="table-column">
      <style:table-column-properties style:column-width="2.796cm"/>
    </style:style>
    <style:style style:name="Tabelle1.C" style:family="table-column">
      <style:table-column-properties style:column-width="1.889cm"/>
    </style:style>
    <style:style style:name="Tabelle1.D" style:family="table-column">
      <style:table-column-properties style:column-width="1.109cm"/>
    </style:style>
    <style:style style:name="Tabelle1.G" style:family="table-column">
      <style:table-column-properties style:column-width="0.517cm"/>
    </style:style>
    <style:style style:name="Tabelle1.H" style:family="table-column">
      <style:table-column-properties style:column-width="2.815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C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B5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14" style:family="table-row">
      <style:table-row-properties style:min-row-height="2.977cm" fo:keep-together="auto"/>
    </style:style>
    <style:style style:name="Tabelle1.A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15" style:family="table-row">
      <style:table-row-properties style:min-row-height="2.141cm" fo:keep-together="auto"/>
    </style:style>
    <style:style style:name="Tabelle1.16" style:family="table-row">
      <style:table-row-properties style:min-row-height="0.457cm" fo:keep-together="auto"/>
    </style:style>
    <style:style style:name="P1" style:family="paragraph" style:parent-style-name="Standard">
      <style:text-properties fo:language="en" fo:country="US" style:language-asian="none" style:country-asian="none"/>
    </style:style>
    <style:style style:name="P2" style:family="paragraph" style:parent-style-name="Standard">
      <style:text-properties fo:language="de" fo:country="AT"/>
    </style:style>
    <style:style style:name="P3" style:family="paragraph" style:parent-style-name="Standard">
      <style:text-properties fo:language="de" fo:country="AT" fo:font-weight="bold" style:font-weight-asian="bold"/>
    </style:style>
    <style:style style:name="P4" style:family="paragraph" style:parent-style-name="Standard">
      <style:text-properties fo:font-size="10pt" style:font-size-asian="10pt" style:font-name-complex="Arial" style:font-size-complex="10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fo:font-size="10pt" fo:language="de" fo:country="A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0.501cm"/>
          <style:tab-stop style:position="0.549cm"/>
        </style:tab-stops>
      </style:paragraph-properties>
      <style:text-properties fo:font-size="10pt" fo:language="de" fo:country="AT" style:font-size-asian="10pt" style:font-name-complex="Arial" style:font-size-complex="10pt"/>
    </style:style>
    <style:style style:name="P8" style:family="paragraph" style:parent-style-name="Standard">
      <style:paragraph-properties style:snap-to-layout-grid="false"/>
      <style:text-properties fo:font-size="10pt" fo:language="de" fo:country="AT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0pt" fo:language="de" fo:country="AT" style:font-size-asian="10pt" style:font-name-complex="Arial" style:font-size-complex="10pt"/>
    </style:style>
    <style:style style:name="P10" style:family="paragraph" style:parent-style-name="Standard">
      <style:paragraph-properties fo:text-align="justify" style:justify-single-word="false" style:snap-to-layout-grid="false"/>
      <style:text-properties fo:font-size="10pt" fo:language="de" fo:country="AT" style:font-size-asian="10pt" style:font-name-complex="Arial" style:font-size-complex="10pt"/>
    </style:style>
    <style:style style:name="P11" style:family="paragraph" style:parent-style-name="Standard">
      <style:paragraph-properties>
        <style:tab-stops>
          <style:tab-stop style:position="7.502cm"/>
          <style:tab-stop style:position="10.001cm"/>
          <style:tab-stop style:position="12.502cm"/>
          <style:tab-stop style:position="15.002cm"/>
        </style:tab-stops>
      </style:paragraph-properties>
      <style:text-properties fo:font-size="10pt" fo:language="de" fo:country="AT" style:font-size-asian="10pt" style:font-name-complex="Arial" style:font-size-complex="10pt"/>
    </style:style>
    <style:style style:name="P12" style:family="paragraph" style:parent-style-name="Standard">
      <style:paragraph-properties style:snap-to-layout-grid="false">
        <style:tab-stops>
          <style:tab-stop style:position="7.502cm"/>
          <style:tab-stop style:position="10.001cm"/>
          <style:tab-stop style:position="12.502cm"/>
          <style:tab-stop style:position="15.002cm"/>
        </style:tab-stops>
      </style:paragraph-properties>
      <style:text-properties fo:font-size="10pt" fo:language="de" fo:country="AT" style:font-size-asian="10pt" style:font-name-complex="Arial" style:font-size-complex="10pt"/>
    </style:style>
    <style:style style:name="P13" style:family="paragraph" style:parent-style-name="Standard">
      <style:text-properties fo:font-size="10pt" fo:language="de" fo:country="AT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4.551cm"/>
        </style:tab-stops>
      </style:paragraph-properties>
      <style:text-properties fo:font-size="10pt" fo:language="de" fo:country="AT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6.502cm"/>
          <style:tab-stop style:position="12.002cm"/>
        </style:tab-stops>
      </style:paragraph-properties>
      <style:text-properties fo:font-size="10pt" fo:language="de" fo:country="AT" style:font-size-asian="10pt" style:font-size-complex="10pt"/>
    </style:style>
    <style:style style:name="P16" style:family="paragraph" style:parent-style-name="Standard">
      <style:paragraph-properties>
        <style:tab-stops>
          <style:tab-stop style:position="7.001cm"/>
          <style:tab-stop style:position="12.502cm"/>
        </style:tab-stops>
      </style:paragraph-properties>
      <style:text-properties fo:font-size="10pt" fo:language="de" fo:country="AT" style:font-size-asian="10pt" style:font-size-complex="10pt"/>
    </style:style>
    <style:style style:name="P17" style:family="paragraph" style:parent-style-name="Standard">
      <style:text-properties fo:font-size="10pt" fo:language="de" fo:country="AT" fo:font-style="italic" style:font-size-asian="10pt" style:font-style-asian="italic" style:font-name-complex="Arial" style:font-size-complex="10pt"/>
    </style:style>
    <style:style style:name="P18" style:family="paragraph" style:parent-style-name="Standard">
      <style:text-properties fo:font-size="10pt" fo:font-style="italic" style:font-size-asian="10pt" style:font-style-asian="italic" style:font-name-complex="Arial" style:font-size-complex="10pt"/>
    </style:style>
    <style:style style:name="P19" style:family="paragraph" style:parent-style-name="Standard">
      <style:paragraph-properties style:snap-to-layout-grid="false"/>
      <style:text-properties fo:font-size="10pt" fo:font-style="italic" style:font-size-asian="10pt" style:font-style-asian="italic" style:font-name-complex="Arial" style:font-size-complex="10pt"/>
    </style:style>
    <style:style style:name="P20" style:family="paragraph" style:parent-style-name="Footer">
      <style:text-properties fo:font-size="8pt" style:font-size-asian="8pt" style:font-size-complex="8pt"/>
    </style:style>
    <style:style style:name="P21" style:family="paragraph" style:parent-style-name="Heading_20_2" style:master-page-name="Standard">
      <style:paragraph-properties style:page-number="auto"/>
      <style:text-properties fo:language="de" fo:country="AT"/>
    </style:style>
    <style:style style:name="P22" style:family="paragraph">
      <style:paragraph-properties style:writing-mode="lr-tb"/>
    </style:style>
    <style:style style:name="T1" style:family="text">
      <style:text-properties fo:language="de" fo:country="AT" style:font-name-complex="Ari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rotokoll kommissionelle Bachelorprüfung</text:p>
      <text:p text:style-name="P2">abgehalten am &lt;FAS:FH-Bachelorstudiengang&gt; &lt;FAS:Studiengang&gt;, StgKz &lt;FAS:STGKZ&gt;</text:p>
      <text:p text:style-name="P2"/>
      <text:p text:style-name="P3">&lt;FAS:titelvornamenachname&gt;</text:p>
      <text:p text:style-name="P2">Personenkennzeichen: &lt;FAS:perskz&gt;</text:p>
      <text:p text:style-name="P2"><draw:custom-shape text:anchor-type="char" draw:z-index="7" draw:name="Rechteck 1" draw:style-name="gr1" draw:text-style-name="P22" svg:width="0.362cm" svg:height="0.373cm" svg:x="7.592cm" svg:y="2.709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A" table:number-columns-repeated="2"/>
        <table:table-column table:style-name="Tabelle1.G"/>
        <table:table-column table:style-name="Tabelle1.H"/>
        <table:table-row table:style-name="Tabelle1.1">
          <table:table-cell table:style-name="Tabelle1.A1" table:number-columns-spanned="8" office:value-type="string">
            <text:p text:style-name="P6">Prüfungssen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6">Vorsitzende/r</text:p>
          </table:table-cell>
          <table:covered-table-cell/>
          <table:table-cell table:style-name="Tabelle1.C2" table:number-columns-spanned="6" office:value-type="string">
            <text:p text:style-name="P6">&lt;FAS:vorsitz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6">1. Prüfer/in</text:p>
          </table:table-cell>
          <table:covered-table-cell/>
          <table:table-cell table:style-name="Tabelle1.C2" table:number-columns-spanned="6" office:value-type="string">
            <text:p text:style-name="P6">&lt;FAS:prüfer1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7">2. Prüfer/in</text:p>
          </table:table-cell>
          <table:covered-table-cell/>
          <table:table-cell table:style-name="Tabelle1.C2" table:number-columns-spanned="6" office:value-type="string">
            <text:p text:style-name="P6">&lt;FAS:prüfer2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6">Prüfungsdatum</text:p>
          </table:table-cell>
          <table:table-cell table:style-name="Tabelle1.B5" office:value-type="string">
            <text:p text:style-name="P6">&lt;FAS:datum&gt;</text:p>
          </table:table-cell>
          <table:table-cell table:style-name="Tabelle1.A2" table:number-columns-spanned="2" office:value-type="string">
            <text:p text:style-name="P6">Prüfungsbeginn</text:p>
          </table:table-cell>
          <table:covered-table-cell/>
          <table:table-cell table:style-name="Tabelle1.B5" office:value-type="string">
            <text:p text:style-name="P8"/>
          </table:table-cell>
          <table:table-cell table:style-name="Tabelle1.A2" office:value-type="string">
            <text:p text:style-name="P6">Prüfungsende</text:p>
          </table:table-cell>
          <table:table-cell table:style-name="Tabelle1.C2" table:number-columns-spanned="2" office:value-type="string">
            <text:p text:style-name="P8"/>
          </table:table-cell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6">Prüfungsantritt</text:p>
          </table:table-cell>
          <table:covered-table-cell/>
          <table:table-cell table:style-name="Tabelle1.C2" table:number-columns-spanned="6" office:value-type="string">
            <text:p text:style-name="P17"><draw:custom-shape text:anchor-type="char" draw:z-index="8" draw:name="Rechteck 1" draw:style-name="gr1" draw:text-style-name="P22" svg:width="0.362cm" svg:height="0.373cm" svg:x="5.334cm" svg:y="0.009cm"><text:p/><draw:enhanced-geometry svg:viewBox="0 0 21600 21600" draw:mirror-horizontal="false" draw:mirror-vertical="false" draw:type="rectangle" draw:enhanced-path="M 0 0 L 21600 0 21600 21600 0 21600 0 0 Z N"/></draw:custom-shape><draw:custom-shape text:anchor-type="char" draw:z-index="9" draw:name="Rechteck 1" draw:style-name="gr1" draw:text-style-name="P22" svg:width="0.362cm" svg:height="0.373cm" svg:x="8.952cm" svg:y="0.009cm"><text:p/><draw:enhanced-geometry svg:viewBox="0 0 21600 21600" draw:mirror-horizontal="false" draw:mirror-vertical="false" draw:type="rectangle" draw:enhanced-path="M 0 0 L 21600 0 21600 21600 0 21600 0 0 Z N"/></draw:custom-shape>Erstantritt <text:s text:c="8"/>/ 1. Wiederholung <text:s text:c="7"/>/ 2. Wiederholu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4">Thema und Beurteilung der Bachelorarbeit 1</text:p>
          </table:table-cell>
          <table:covered-table-cell/>
          <table:table-cell table:style-name="Tabelle1.B5" table:number-columns-spanned="5" office:value-type="string">
            <text:p text:style-name="P6">&lt;FAS:thema ba1&gt;</text:p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  <table:table-cell table:style-name="Tabelle1.C2" office:value-type="string">
            <text:p text:style-name="P6">Note</text:p>
            <text:p text:style-name="P6">(Information)</text:p>
            <text:p text:style-name="P6">&lt;FAS:note ba1&gt;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4">Thema und Beurteilung der Bachelorarbeit 2</text:p>
          </table:table-cell>
          <table:covered-table-cell/>
          <table:table-cell table:style-name="Tabelle1.B5" table:number-columns-spanned="5" office:value-type="string">
            <text:p text:style-name="P6">&lt;FAS:thema ba2&gt;</text:p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  <table:table-cell table:style-name="Tabelle1.C2" office:value-type="string">
            <text:p text:style-name="P6">Note</text:p>
            <text:p text:style-name="P6">(Information)</text:p>
            <text:p text:style-name="P6">&lt;FAS:note ba2&gt;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6">Prüfungsgegenstand</text:p>
          </table:table-cell>
          <table:covered-table-cell/>
          <table:table-cell table:style-name="Tabelle1.C2" table:number-columns-spanned="6" office:value-type="string">
            <text:p text:style-name="P6">Prüfungsgespräch über die Bachelorarbeit und deren Querverbindungen zu Fächern des Studienpla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6">Prüfungsteil/e in Englisch (Optional - entsprechend der Vorgabe des Studiengangs):</text:p>
          </table:table-cell>
          <table:covered-table-cell/>
          <table:table-cell table:style-name="Tabelle1.C2" table:number-columns-spanned="6" office:value-type="string">
            <text:p text:style-name="P5"><draw:custom-shape text:anchor-type="char" draw:z-index="4" draw:name="Rechteck 8" draw:style-name="gr2" draw:text-style-name="P22" svg:width="0.445cm" svg:height="0.445cm" svg:x="16.159cm" svg:y="0.039cm"><text:p/><draw:enhanced-geometry svg:viewBox="0 0 21600 21600" draw:type="rectangle" draw:enhanced-path="M 0 0 L 21600 0 21600 21600 0 21600 0 0 Z N"/></draw:custom-shape>Präsentation der Bachelorarbeit</text:p>
            <text:p text:style-name="P5">Prüfungsgespräch über die <text:span text:style-name="T1">Bachelorarbeit und Querverbindungen</text:span></text:p>
            <text:p text:style-name="P6"><draw:custom-shape text:anchor-type="char" draw:z-index="3" draw:name="Rechteck 10" draw:style-name="gr1" draw:text-style-name="P22" svg:width="0.445cm" svg:height="0.445cm" svg:x="10.456cm" svg:y="-0.092cm"><text:p/><draw:enhanced-geometry svg:viewBox="0 0 21600 21600" draw:type="rectangle" draw:enhanced-path="M 0 0 L 21600 0 21600 21600 0 21600 0 0 Z N"/></draw:custom-shape>zu Fächern des Studienpla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8" office:value-type="string">
            <text:p text:style-name="P6"><draw:custom-shape text:anchor-type="char" draw:z-index="6" draw:name="Rechteck 10" draw:style-name="gr2" draw:text-style-name="P22" svg:width="0.359cm" svg:height="0.35cm" svg:x="13.566cm" svg:y="0.021cm"><text:p/><draw:enhanced-geometry svg:viewBox="0 0 21600 21600" draw:type="rectangle" draw:enhanced-path="M 0 0 L 21600 0 21600 21600 0 21600 0 0 Z N"/></draw:custom-shape><draw:custom-shape text:anchor-type="char" draw:z-index="5" draw:name="Rechteck 10" draw:style-name="gr2" draw:text-style-name="P22" svg:width="0.355cm" svg:height="0.35cm" svg:x="10.035cm" svg:y="0.021cm"><text:p/><draw:enhanced-geometry svg:viewBox="0 0 21600 21600" draw:type="rectangle" draw:enhanced-path="M 0 0 L 21600 0 21600 21600 0 21600 0 0 Z N"/></draw:custom-shape>Notizen zur Präsentation der Bachelorarbeit – Bachelorarbeit 1 <text:s text:c="8"/>/ Bachelorarbeit 2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C2" table:number-columns-spanned="8" office:value-type="string">
            <text:p text:style-name="P10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8" office:value-type="string">
            <text:p text:style-name="P6">Fragen zur Eröffnung des Prüfungsgespräch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e1.14">
          <table:table-cell table:style-name="Tabelle1.A14" table:number-columns-spanned="8" office:value-type="string">
            <text:p text:style-name="P19"/>
            <text:p text:style-name="P18"/>
            <text:p text:style-name="P18"/>
            <text:p text:style-name="P18"/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5">
          <table:table-cell table:style-name="Tabelle1.A2" table:number-columns-spanned="3" office:value-type="string">
            <text:p text:style-name="P11">Beurteilung des Prüfungsgesprächs nach </text:p>
            <text:p text:style-name="P11">fachlicher Korrektheit, Vollständigkeit, Strukturiertheit und sprachlicher Qualität.</text:p>
          </table:table-cell>
          <table:covered-table-cell/>
          <table:covered-table-cell/>
          <table:table-cell table:style-name="Tabelle1.C2" table:number-columns-spanned="5" office:value-type="string">
            <text:p text:style-name="P6"><draw:custom-shape text:anchor-type="char" draw:z-index="0" draw:name="Rechteck 3" draw:style-name="gr1" draw:text-style-name="P22" svg:width="0.445cm" svg:height="0.445cm" svg:x="8.911cm" svg:y="0.056cm"><text:p/><draw:enhanced-geometry svg:viewBox="0 0 21600 21600" draw:mirror-horizontal="false" draw:mirror-vertical="false" draw:type="rectangle" draw:enhanced-path="M 0 0 L 21600 0 21600 21600 0 21600 0 0 Z N"/></draw:custom-shape>(+++) mit ausgezeichnetem Erfolg bestanden</text:p>
            <text:p text:style-name="P6">(++) mit gutem Erfolg bestanden<draw:custom-shape text:anchor-type="char" draw:z-index="10" draw:name="Rechteck 5" draw:style-name="gr1" draw:text-style-name="P22" svg:width="0.445cm" svg:height="0.445cm" svg:x="8.925cm" svg:y="0.078cm"><text:p/><draw:enhanced-geometry svg:viewBox="0 0 21600 21600" draw:type="rectangle" draw:enhanced-path="M 0 0 L 21600 0 21600 21600 0 21600 0 0 Z N"/></draw:custom-shape></text:p>
            <text:p text:style-name="P6"><draw:custom-shape text:anchor-type="char" draw:z-index="1" draw:name="Rechteck 4" draw:style-name="gr1" draw:text-style-name="P22" svg:width="0.445cm" svg:height="0.445cm" svg:x="8.925cm" svg:y="0.074cm"><text:p/><draw:enhanced-geometry svg:viewBox="0 0 21600 21600" draw:type="rectangle" draw:enhanced-path="M 0 0 L 21600 0 21600 21600 0 21600 0 0 Z N"/></draw:custom-shape>(+) bestanden</text:p>
            <text:p text:style-name="P6"><draw:custom-shape text:anchor-type="char" draw:z-index="2" draw:name="Rechteck 7" draw:style-name="gr2" draw:text-style-name="P22" svg:width="0.445cm" svg:height="0.445cm" svg:x="16.506cm" svg:y="0.051cm"><text:p/><draw:enhanced-geometry svg:viewBox="0 0 21600 21600" draw:type="rectangle" draw:enhanced-path="M 0 0 L 21600 0 21600 21600 0 21600 0 0 Z N"/></draw:custom-shape>(-) nicht bestanden</text:p>
          </table:table-cell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" table:number-columns-spanned="8" office:value-type="string">
            <text:p text:style-name="P6">Gründe für negative Beurteilung ODER allfällige Anmerkungen bei positiver Beurteilung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5">
          <table:table-cell table:style-name="Tabelle1.C2" table:number-columns-spanned="8" office:value-type="string">
            <text:p text:style-name="P12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" table:number-columns-spanned="8" office:value-type="string">
            <text:p text:style-name="P6">Allfällige besondere Vorkommnis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C2" table:number-columns-spanned="8" office:value-type="string">
            <text:p text:style-name="P12"/>
            <text:p text:style-name="P11"/>
            <text:p text:style-name="P11"/>
            <text:p text:style-name="P11"/>
            <text:p text:style-name="P11"/>
            <text:p text:style-name="P11"><text:bookmark text:name="_GoBack"/>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13"/>
      <text:p text:style-name="P14"><text:tab/></text:p>
      <text:p text:style-name="P15">_________________________<text:tab/>_______________________<text:tab/>_____________________</text:p>
      <text:p text:style-name="P16">Unterschrift des/der Vorsitzenden<text:tab/>1. Prüfer/in<text:tab/>2. Prüfer/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AT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30%" fo:orphans="2" fo:widows="2" style:writing-mode="lr-tb"/>
      <style:text-properties style:use-window-font-color="true" style:font-name="Arial" fo:font-family="Arial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class="text">
      <style:paragraph-properties fo:margin-top="0cm" fo:margin-bottom="0.212cm" loext:contextual-spacing="false" fo:line-height="110%" fo:keep-with-next="always"/>
      <style:text-properties fo:color="#0086cb" fo:font-size="26pt" style:letter-kerning="true" style:font-size-asian="26pt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cm" fo:margin-bottom="0.212cm" loext:contextual-spacing="false" fo:line-height="110%" fo:keep-with-next="always"/>
      <style:text-properties fo:color="#0086cb" fo:font-size="20pt" style:font-size-asian="20pt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cm" fo:margin-bottom="0.212cm" loext:contextual-spacing="false" fo:line-height="110%" fo:keep-with-next="always"/>
      <style:text-properties fo:color="#0086cb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cm" fo:margin-bottom="0.106cm" loext:contextual-spacing="false" fo:line-height="110%" fo:keep-with-next="always"/>
      <style:text-properties fo:font-size="13pt" fo:language="de" fo:country="AT" fo:font-weight="bold" style:font-size-asian="13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cm" fo:margin-bottom="0.106cm" loext:contextual-spacing="false"/>
      <style:text-properties fo:language="de" fo:country="AT" style:font-size-complex="13pt" style:font-style-complex="italic" style:font-weight-complex="bold"/>
    </style:style>
    <style:style style:name="Formatvorlage_20_Aufzählungen_20_1" style:display-name="Formatvorlage Aufzählungen 1" style:family="paragraph" style:parent-style-name="Standard" style:list-style-name="WW8Num4">
      <style:paragraph-properties fo:margin-left="0.4cm" fo:margin-right="0cm" fo:text-indent="-0.4cm" style:auto-text-indent="false">
        <style:tab-stops>
          <style:tab-stop style:position="0.4cm"/>
        </style:tab-stops>
      </style:paragraph-properties>
      <style:text-properties fo:language="de" fo:country="A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9pt" style:font-size-asian="9pt"/>
    </style:style>
    <style:style style:name="Anmerkungen_20_-_20_bitte_20_löschen_21_" style:display-name="Anmerkungen - bitte löschen!" style:family="paragraph" style:parent-style-name="Standard" style:next-style-name="Standard">
      <style:text-properties fo:color="#626b71"/>
    </style:style>
    <style:style style:name="Formatvorlage_20_Aufzählungen_20_2" style:display-name="Formatvorlage Aufzählungen 2" style:family="paragraph" style:parent-style-name="Standard" style:default-outline-level="2">
      <style:paragraph-properties fo:margin-left="1.199cm" fo:margin-right="0cm" fo:text-indent="-0.399cm" style:auto-text-indent="false">
        <style:tab-stops>
          <style:tab-stop style:position="1.199cm"/>
        </style:tab-stops>
      </style:paragraph-properties>
      <style:text-properties fo:language="de" fo:country="AT"/>
    </style:style>
    <style:style style:name="Formatvorlage_20_Aufzählungen_20_3" style:display-name="Formatvorlage Aufzählungen 3" style:family="paragraph" style:parent-style-name="Standard" style:list-style-name="WW8Num6">
      <style:paragraph-properties fo:margin-left="2cm" fo:margin-right="0cm" fo:text-indent="-0.4cm" style:auto-text-indent="false">
        <style:tab-stops>
          <style:tab-stop style:position="2cm"/>
        </style:tab-stops>
      </style:paragraph-properties>
      <style:text-properties fo:language="de" fo:country="AT"/>
    </style:style>
    <style:style style:name="Deckblatt_20_Titel_20_1" style:display-name="Deckblatt Titel 1" style:family="paragraph" style:parent-style-name="Standard">
      <style:paragraph-properties fo:margin-top="0cm" fo:margin-bottom="0.212cm" loext:contextual-spacing="false" fo:line-height="110%"/>
      <style:text-properties fo:color="#ffffff" fo:font-size="36pt" fo:language="de" fo:country="AT" style:font-size-asian="36pt"/>
    </style:style>
    <style:style style:name="Deckblatt_20_Titel_20_2" style:display-name="Deckblatt Titel 2" style:family="paragraph" style:parent-style-name="Standard">
      <style:paragraph-properties fo:margin-top="0cm" fo:margin-bottom="0.212cm" loext:contextual-spacing="false" fo:line-height="110%"/>
      <style:text-properties fo:color="#ffffff" fo:font-size="26pt" style:font-size-asian="26pt"/>
    </style:style>
    <style:style style:name="Deckblatt_20_Titel_20_3" style:display-name="Deckblatt Titel 3" style:family="paragraph" style:parent-style-name="Standard">
      <style:paragraph-properties fo:margin-top="0cm" fo:margin-bottom="0.212cm" loext:contextual-spacing="false" fo:line-height="110%"/>
      <style:text-properties fo:color="#0086cb" fo:font-size="18pt" style:font-size-asian="1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rmatvorlage_20_Aufzählung_20_2" style:display-name="Formatvorlage Aufzählung 2" style:family="paragraph" style:parent-style-name="Standard" style:list-style-name="WW8Num3">
      <style:paragraph-properties fo:margin-left="1.3cm" fo:margin-right="0cm" fo:text-indent="-0.499cm" style:auto-text-indent="false">
        <style:tab-stops>
          <style:tab-stop style:position="1.199cm"/>
        </style:tab-stops>
      </style:paragraph-properties>
      <style:text-properties style:font-size-complex="12pt"/>
    </style:style>
    <style:style style:name="Formatvorlage_20_Aufzählung_20_1" style:display-name="Formatvorlage Aufzählung 1" style:family="paragraph" style:parent-style-name="Standard" style:list-style-name="WW8Num5">
      <style:paragraph-properties fo:margin-left="0.4cm" fo:margin-right="0cm" fo:text-indent="-0.4cm" style:auto-text-indent="false">
        <style:tab-stops>
          <style:tab-stop style:position="0.4cm"/>
        </style:tab-stops>
      </style:paragraph-properties>
      <style:text-properties style:font-size-complex="12pt"/>
    </style:style>
    <style:style style:name="Formatvorlage_20_Aufzählung_20_3" style:display-name="Formatvorlage Aufzählung 3" style:family="paragraph" style:parent-style-name="Standard" style:list-style-name="WW8Num8">
      <style:paragraph-properties fo:margin-left="2cm" fo:margin-right="0cm" fo:text-indent="-0.4cm" style:auto-text-indent="false">
        <style:tab-stops>
          <style:tab-stop style:position="2cm"/>
        </style:tab-stops>
      </style:paragraph-properties>
      <style:text-properties style:font-size-complex="12pt"/>
    </style:style>
    <style:style style:name="Aufzählung" style:family="paragraph" style:parent-style-name="Standard" style:list-style-name="WW8Num9">
      <style:paragraph-properties fo:margin-left="0.6cm" fo:margin-right="0cm" fo:line-height="100%" fo:text-indent="0cm" style:auto-text-indent="false">
        <style:tab-stops>
          <style:tab-stop style:position="0.6cm"/>
        </style:tab-stops>
      </style:paragraph-properties>
      <style:text-properties style:font-name="Book Antiqua" fo:font-family="'Book Antiqua'" style:font-family-generic="roman" style:font-pitch="variable" fo:font-size="10.5pt" fo:language="none" fo:country="none" style:letter-kerning="true" style:font-size-asian="10.5pt" style:font-name-complex="Book Antiqua" style:font-family-complex="'Book Antiqua'" style:font-family-generic-complex="roman" style:font-pitch-complex="variable" style:font-size-complex="10pt"/>
    </style:style>
    <style:style style:name="Footnote" style:family="paragraph" style:parent-style-name="Standard" style:class="extra">
      <style:paragraph-properties fo:line-height="100%"/>
      <style:text-properties fo:font-size="10pt" style:font-size-asian="10pt" style:font-size-complex="10pt"/>
    </style:style>
    <style:style style:name="Inhaltsverzeichnisüberschrift" style:family="paragraph" style:parent-style-name="Heading_20_1" style:next-style-name="Standard">
      <style:paragraph-properties fo:margin-top="0.847cm" fo:margin-bottom="0cm" loext:contextual-spacing="false" fo:line-height="115%" fo:keep-together="always"/>
      <style:text-properties fo:color="#365f91" style:font-name="Cambria" fo:font-family="Cambria" style:font-family-generic="roman" style:font-pitch="variable" fo:font-size="14pt" fo:language="de" fo:country="AT" fo:font-weight="bold" style:letter-kerning="true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Sprechblasen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Überarbeitung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Kommentartext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Listenabsatz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font-variant="normal" fo:text-transform="none" fo:color="#000000" style:text-line-through-style="none" style:text-line-through-type="none" style:text-position="0% 100%" style:font-name="Wingdings" fo:font-family="Wingdings" style:font-pitch="variable" style:font-charset="x-symbol" fo:font-size="14pt" fo:font-style="normal" fo:font-weight="normal" style:font-size-asian="14pt" style:font-style-asian="normal" style:font-weight-asian="normal" style:font-name-complex="Wingdings" style:font-family-complex="Wingdings" style:font-pitch-complex="variable" style:font-charset-complex="x-symbol" text:display="true"/>
    </style:style>
    <style:style style:name="WW8Num3z1" style:family="text">
      <style:text-properties fo:font-variant="normal" fo:text-transform="none" fo:color="#000000" style:text-line-through-style="none" style:text-line-through-type="none" style:text-position="0% 100%" style:font-name="Helvetica" fo:font-family="Helvetica" style:font-family-generic="swiss" style:font-pitch="variable" fo:font-size="11pt" fo:font-style="normal" fo:font-weight="normal" style:font-size-asian="11pt" style:font-style-asian="normal" style:font-weight-asian="normal" style:font-name-complex="Helvetica" style:font-family-complex="Helvetica" style:font-family-generic-complex="swiss" style:font-pitch-complex="variable" style:text-scale="100%" text:display="tru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fo:font-variant="normal" fo:text-transform="none" fo:color="#000000" style:text-line-through-style="none" style:text-line-through-type="none" style:text-position="0% 100%"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 text:display="tru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font-variant="normal" fo:text-transform="none" fo:color="#000000" style:text-line-through-style="none" style:text-line-through-type="none" style:text-position="0% 100%" style:font-name="Wingdings" fo:font-family="Wingdings" style:font-pitch="variable" style:font-charset="x-symbol" fo:font-size="14pt" fo:font-style="normal" fo:font-weight="normal" style:font-size-asian="14pt" style:font-style-asian="normal" style:font-weight-asian="normal" style:font-name-complex="Wingdings" style:font-family-complex="Wingdings" style:font-pitch-complex="variable" style:font-charset-complex="x-symbol" text:display="tru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font-variant="normal" fo:text-transform="none" fo:color="#008462" style:text-line-through-style="none" style:text-line-through-type="none" style:text-position="0% 100%" style:font-name="Wingdings" fo:font-family="Wingdings" style:font-pitch="variable" style:font-charset="x-symbol" fo:font-size="16pt" style:font-size-asian="16pt" style:font-name-complex="Wingdings" style:font-family-complex="Wingdings" style:font-pitch-complex="variable" style:font-charset-complex="x-symbol" text:display="true"/>
    </style:style>
    <style:style style:name="WW8Num6z1" style:family="text">
      <style:text-properties fo:font-variant="normal" fo:text-transform="none" fo:color="#000000" style:text-line-through-style="none" style:text-line-through-type="none" style:text-position="0% 100%" style:font-name="Wingdings" fo:font-family="Wingdings" style:font-pitch="variable" style:font-charset="x-symbol" fo:font-size="11pt" fo:font-style="normal" fo:font-weight="normal" style:font-size-asian="11pt" style:font-style-asian="normal" style:font-weight-asian="normal" style:font-name-complex="Wingdings" style:font-family-complex="Wingdings" style:font-pitch-complex="variable" style:font-charset-complex="x-symbol" text:display="tru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fo:font-variant="normal" fo:text-transform="none" fo:color="#008462" style:text-line-through-style="none" style:text-line-through-type="none" style:text-position="0% 100%" style:font-name="Wingdings" fo:font-family="Wingdings" style:font-pitch="variable" style:font-charset="x-symbol" fo:font-size="16pt" style:font-size-asian="16pt" style:font-name-complex="Wingdings" style:font-family-complex="Wingdings" style:font-pitch-complex="variable" style:font-charset-complex="x-symbol" text:display="true"/>
    </style:style>
    <style:style style:name="WW8Num7z1" style:family="text">
      <style:text-properties fo:font-variant="normal" fo:text-transform="none" fo:color="#000000" style:text-line-through-style="none" style:text-line-through-type="none" style:text-position="0% 100%" style:font-name="Helvetica" fo:font-family="Helvetica" style:font-family-generic="swiss" style:font-pitch="variable" fo:font-size="11pt" fo:font-style="normal" fo:font-weight="normal" style:font-size-asian="11pt" style:font-style-asian="normal" style:font-weight-asian="normal" style:font-name-complex="Helvetica" style:font-family-complex="Helvetica" style:font-family-generic-complex="swiss" style:font-pitch-complex="variable" style:text-scale="100%" text:display="tru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fo:font-variant="normal" fo:text-transform="none" fo:color="#000000" style:text-line-through-style="none" style:text-line-through-type="none" style:text-position="0% 100%" style:font-name="Wingdings" fo:font-family="Wingdings" style:font-pitch="variable" style:font-charset="x-symbol" fo:font-size="14pt" fo:font-style="normal" fo:font-weight="normal" style:font-size-asian="14pt" style:font-style-asian="normal" style:font-weight-asian="normal" style:font-name-complex="Wingdings" style:font-family-complex="Wingdings" style:font-pitch-complex="variable" style:font-charset-complex="x-symbol" text:display="true"/>
    </style:style>
    <style:style style:name="WW8Num8z1" style:family="text">
      <style:text-properties fo:font-variant="normal" fo:text-transform="none" fo:color="#000000" style:text-line-through-style="none" style:text-line-through-type="none" style:text-position="0% 100%" style:font-name="Helvetica" fo:font-family="Helvetica" style:font-family-generic="swiss" style:font-pitch="variable" fo:font-size="11pt" fo:font-style="normal" fo:font-weight="normal" style:font-size-asian="11pt" style:font-style-asian="normal" style:font-weight-asian="normal" style:font-name-complex="Helvetica" style:font-family-complex="Helvetica" style:font-family-generic-complex="swiss" style:font-pitch-complex="variable" style:text-scale="100%" text:display="true"/>
    </style:style>
    <style:style style:name="WW8Num8z2" style:family="text">
      <style:text-properties fo:font-variant="normal" fo:text-transform="none" fo:color="#000000" style:text-line-through-style="none" style:text-line-through-type="none" style:text-position="0% 100%" style:font-name="Wingdings" fo:font-family="Wingdings" style:font-pitch="variable" style:font-charset="x-symbol" fo:font-size="11pt" fo:font-style="normal" fo:font-weight="normal" style:font-size-asian="11pt" style:font-style-asian="normal" style:font-weight-asian="normal" style:font-name-complex="Wingdings" style:font-family-complex="Wingdings" style:font-pitch-complex="variable" style:font-charset-complex="x-symbol" text:display="true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Webdings" fo:font-family="Webdings" style:font-family-generic="roman" style:font-pitch="variable" style:font-charset="x-symbol" fo:font-size="12pt" style:font-size-asian="12pt" style:font-name-complex="Webdings" style:font-family-complex="Webdings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Überschrift_20_1_20_Zchn" style:display-name="Überschrift 1 Zchn" style:family="text">
      <style:text-properties style:font-name="Cambria" fo:font-family="Cambria" style:font-family-generic="roman" style:font-pitch="variable" fo:font-size="16pt" fo:language="de" fo:country="D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Überschrift_20_2_20_Zchn" style:display-name="Überschrift 2 Zchn" style:family="text">
      <style:text-properties style:font-name="Cambria" fo:font-family="Cambria" style:font-family-generic="roman" style:font-pitch="variable" fo:font-size="14pt" fo:language="de" fo:country="DE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Überschrift_20_3_20_Zchn" style:display-name="Überschrift 3 Zchn" style:family="text">
      <style:text-properties style:font-name="Cambria" fo:font-family="Cambria" style:font-family-generic="roman" style:font-pitch="variable" fo:font-size="13pt" fo:language="de" fo:country="DE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Überschrift_20_4_20_Zchn" style:display-name="Überschrift 4 Zchn" style:family="text">
      <style:text-properties style:font-name="Calibri" fo:font-family="Calibri" style:font-family-generic="swiss" style:font-pitch="variable" fo:font-size="14pt" fo:language="de" fo:country="DE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Überschrift_20_5_20_Zchn" style:display-name="Überschrift 5 Zchn" style:family="text">
      <style:text-properties style:font-name="Calibri" fo:font-family="Calibri" style:font-family-generic="swiss" style:font-pitch="variable" fo:font-size="13pt" fo:language="de" fo:country="D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Fußzeile_20_Zchn" style:display-name="Fußzeile Zchn" style:family="text">
      <style:text-properties style:font-name="Arial" fo:font-family="Arial" style:font-family-generic="swiss" style:font-pitch="variable" fo:font-size="11pt" fo:language="de" fo:country="DE" style:font-size-asian="11pt" style:font-name-complex="Arial" style:font-family-complex="Arial" style:font-family-generic-complex="swiss" style:font-pitch-complex="variable" style:font-size-complex="11pt"/>
    </style:style>
    <style:style style:name="Page_20_Number" style:display-name="Page Number" style:family="text">
      <style:text-properties style:font-name="Arial" fo:font-family="Arial" style:font-family-generic="swiss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86cb" style:font-name="Arial" fo:font-family="Arial" style:font-family-generic="swiss" style:font-pitch="variable" fo:font-size="11pt" style:text-underline-style="none" style:font-size-asian="11pt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626b71" style:font-name="Arial" fo:font-family="Arial" style:font-family-generic="swiss" style:font-pitch="variable" fo:font-size="11pt" style:text-underline-style="none" style:font-size-asian="11pt" style:font-name-complex="Times New Roman" style:font-family-complex="'Times New Roman'" style:font-family-generic-complex="roman" style:font-pitch-complex="variable"/>
    </style:style>
    <style:style style:name="Kopfzeile_20_Zchn" style:display-name="Kopfzeile Zchn" style:family="text">
      <style:text-properties style:font-name="Arial" fo:font-family="Arial" style:font-family-generic="swiss" style:font-pitch="variable" fo:font-size="11pt" fo:language="de" fo:country="DE" style:font-size-asian="11pt" style:font-name-complex="Arial" style:font-family-complex="Arial" style:font-family-generic-complex="swiss" style:font-pitch-complex="variable" style:font-size-complex="11pt"/>
    </style:style>
    <style:style style:name="Hervor" style:family="text">
      <style:text-properties fo:color="#000000" fo:font-weight="bold" style:font-weight-asian="bold"/>
    </style:style>
    <style:style style:name="Aufzählung_20_Zchn_20_Zchn" style:display-name="Aufzählung Zchn Zchn" style:family="text">
      <style:text-properties style:font-name="Book Antiqua" fo:font-family="'Book Antiqua'" style:font-family-generic="roman" style:font-pitch="variable" fo:font-size="10.5pt" fo:language="none" fo:country="none" style:letter-kerning="true" style:font-size-asian="10.5pt" style:font-name-complex="Book Antiqua" style:font-family-complex="'Book Antiqua'" style:font-family-generic-complex="roman" style:font-pitch-complex="variable"/>
    </style:style>
    <style:style style:name="Fußnotentext_20_Zchn" style:display-name="Fußnotentext Zchn" style:family="text">
      <style:text-properties style:font-name="Arial" fo:font-family="Arial" style:font-family-generic="swiss" style:font-pitch="variable" fo:language="de" fo:country="D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 style:font-name-complex="Times New Roman" style:font-family-complex="'Times New Roman'" style:font-family-generic-complex="roman" style:font-pitch-complex="variable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fo:language="de" fo:country="DE" style:font-size-asian="8pt" style:font-name-complex="Tahoma" style:font-family-complex="Tahoma" style:font-family-generic-complex="swiss" style:font-pitch-complex="variable" style:font-size-complex="8pt"/>
    </style:style>
    <style:style style:name="Kommentarzeichen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Kommentartext_20_Zchn" style:display-name="Kommentartext Zchn" style:family="text">
      <style:text-properties style:font-name="Arial" fo:font-family="Arial" style:font-family-generic="swiss" style:font-pitch="variable" fo:language="de" fo:country="DE" style:font-name-complex="Times New Roman" style:font-family-complex="'Times New Roman'" style:font-family-generic-complex="roman" style:font-pitch-complex="variable"/>
    </style:style>
    <style:style style:name="Kommentarthema_20_Zchn" style:display-name="Kommentarthema Zchn" style:family="text">
      <style:text-properties style:font-name="Arial" fo:font-family="Arial" style:font-family-generic="swiss" style:font-pitch="variable" fo:language="de" fo:country="D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3z1" style:num-suffix="." text:bullet-char="–">
        <style:list-level-properties text:list-level-position-and-space-mode="label-alignment">
          <style:list-level-label-alignment text:label-followed-by="listtab" text:list-tab-stop-position="1.199cm" fo:text-indent="-0.499cm" fo:margin-left="1.3cm"/>
        </style:list-level-properties>
        <style:text-properties style:font-name="Helvetica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Wingdings"/>
      </text:list-level-style-bullet>
      <text:list-level-style-bullet text:level="2" text:style-name="WW8Num6z1" style:num-suffix="." text:bullet-char="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Wingdings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Wingdings"/>
      </text:list-level-style-bullet>
      <text:list-level-style-bullet text:level="2" text:style-name="WW8Num7z1" style:num-suffix="." text:bullet-char="–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style:font-name="Helvetica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8z1" style:num-suffix="." text:bullet-char="–">
        <style:list-level-properties text:list-level-position-and-space-mode="label-alignment">
          <style:list-level-label-alignment text:label-followed-by="listtab" text:list-tab-stop-position="1.199cm" fo:text-indent="-0.499cm" fo:margin-left="1.3cm"/>
        </style:list-level-properties>
        <style:text-properties style:font-name="Helvetica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">
        <style:list-level-properties text:list-level-position-and-space-mode="label-alignment">
          <style:list-level-label-alignment text:label-followed-by="listtab" text:list-tab-stop-position="0.6cm" fo:margin-left="0.6cm"/>
        </style:list-level-properties>
        <style:text-properties style:font-name="Web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language="en" fo:country="US" style:language-asian="none" style:country-asian="none"/>
    </style:style>
    <style:style style:name="MP2" style:family="paragraph" style:parent-style-name="Footer">
      <style:text-properties fo:font-size="8pt" style:font-size-asian="8pt" style:font-size-complex="8pt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51cm" fo:margin-left="2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01cm" fo:margin-left="0cm" fo:margin-right="0cm" fo:margin-bottom="3.401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Bild1" text:anchor-type="paragraph" svg:x="15.189cm" svg:y="0.111cm" svg:width="2.482cm" svg:height="2.482cm" draw:z-index="12"><draw:image xlink:href="Pictures/1000000000000064000000641B7E1FDB.png" xlink:type="simple" xlink:show="embed" xlink:actuate="onLoad"/></draw:frame></text:p>
        <text:p text:style-name="MP1"/>
        <text:p text:style-name="MP1"/>
        <text:p text:style-name="MP1"/>
        <text:p text:style-name="MP1"/>
      </style:header>
      <style:footer>
        <text:p text:style-name="MP2"><text:tab/><text:tab/></text:p>
        <text:p text:style-name="MP2">Protokoll Bachelorprüfung<text:tab/><text:tab/>Seite <text:page-number text:select-page="current">2</text:page-number> von 2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si </meta:initial-creator>
    <meta:creation-date>2013-07-30T11:33:54</meta:creation-date>
    <dc:date>2014-10-14T10:13:20.433000000</dc:date>
    <meta:print-date>2013-06-21T10:43:00</meta:print-date>
    <meta:editing-cycles>20</meta:editing-cycles>
    <meta:editing-duration>PT3H13M22S</meta:editing-duration>
    <meta:generator>LibreOffice/4.3.1.2$Windows_x86 LibreOffice_project/958349dc3b25111dbca392fbc281a05559ef6848</meta:generator>
    <meta:document-statistic meta:table-count="1" meta:image-count="1" meta:object-count="0" meta:page-count="2" meta:paragraph-count="48" meta:word-count="162" meta:character-count="1536" meta:non-whitespace-character-count="1389"/>
    <meta:user-defined meta:name="Info 1"/>
    <meta:user-defined meta:name="Info 2"/>
    <meta:user-defined meta:name="Info 3"/>
    <meta:user-defined meta:name="Info 4"/>
  </office:meta>
</office:document-meta>
</file>